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A2000000AD5B6D6644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77cm" svg:height="3.301cm" svg:x="0.451cm" svg:y="0.246cm">
          <draw:image xlink:href="Pictures/20000002000001A2000000AD5B6D6644.eps" xlink:type="simple" xlink:show="embed" xlink:actuate="onLoad">
            <text:p/>
          </draw:image>
        </draw:frame>
        <draw:frame draw:style-name="gr2" draw:layer="layout" svg:width="0.485cm" svg:height="0.469cm" svg:x="1.891cm" svg:y="0.44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4cm" svg:height="0.469cm" svg:x="1.853cm" svg:y="2.32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51cm" svg:height="0.469cm" svg:x="1.852cm" svg:y="2.84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2" draw:layer="layout" svg:width="1.963cm" svg:height="0.802cm" svg:x="0.593cm" svg:y="0.957cm">
          <draw:text-box>
            <text:p><text:span text:style-name="T1">زبردستی بلند</text:span></text:p>
          </draw:text-box>
        </draw:frame>
        <draw:frame draw:style-name="gr3" draw:text-style-name="P2" draw:layer="layout" svg:width="2.157cm" svg:height="0.802cm" svg:x="0.414cm" svg:y="1.589cm">
          <draw:text-box>
            <text:p><text:span text:style-name="T1">زبردستی پست</text:span></text:p>
          </draw:text-box>
        </draw:frame>
        <draw:line draw:style-name="gr4" draw:text-style-name="P1" draw:layer="layout" svg:x1="2.104cm" svg:y1="1.162cm" svg:x2="0.891cm" svg:y2="1.162cm">
          <text:p/>
        </draw:line>
        <draw:line draw:style-name="gr4" draw:text-style-name="P1" draw:layer="layout" svg:x1="2.144cm" svg:y1="1.825cm" svg:x2="0.723cm" svg:y2="1.8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3T10:28:33</dc:date>
    <dc:creator>kkk </dc:creator>
    <meta:editing-duration>PT13H17M44S</meta:editing-duration>
    <meta:editing-cycles>54</meta:editing-cycles>
    <meta:generator>LibreOffice/3.3$Linux LibreOffice_project/330m19$Build-401</meta:generator>
    <meta:document-statistic meta:object-count="8"/>
  </office:meta>
</office:document-meta>
</file>

<file path=Object 1/content.xml><?xml version="1.0" encoding="utf-8"?>
<math xmlns="http://www.w3.org/1998/Math/MathML">
  <semantics>
    <mi>C</mi>
    <annotation encoding="StarMath 5.0">C</annotation>
  </semantics>
</math>
</file>

<file path=Object 2/content.xml><?xml version="1.0" encoding="utf-8"?>
<math xmlns="http://www.w3.org/1998/Math/MathML">
  <semantics>
    <mi>D</mi>
    <annotation encoding="StarMath 5.0">D</annotation>
  </semantics>
</math>
</file>

<file path=Object 3/content.xml><?xml version="1.0" encoding="utf-8"?>
<math xmlns="http://www.w3.org/1998/Math/MathML">
  <semantics>
    <mi>Q</mi>
    <annotation encoding="StarMath 5.0">Q</annotation>
  </semantics>
</math>
</file>